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7">
      <style:paragraph-properties fo:text-align="justify"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font-size="10pt" fo:language="es" fo:country="ES" fo:font-weight="bold" officeooo:paragraph-rsid="001b1bc4" style:font-size-asian="10pt" style:font-weight-asian="bold" style:font-size-complex="10pt"/>
    </style:style>
    <style:style style:name="P3" style:family="paragraph" style:parent-style-name="Standard" style:list-style-name="L11">
      <loext:graphic-properties draw:fill="none"/>
      <style:paragraph-properties fo:text-align="justify" style:justify-single-word="false" fo:background-color="transparent">
        <style:tab-stops/>
      </style:paragraph-properties>
      <style:text-properties officeooo:paragraph-rsid="001b1bc4"/>
    </style:style>
    <style:style style:name="P4" style:family="paragraph" style:parent-style-name="Standard" style:list-style-name="L12">
      <style:paragraph-properties fo:text-align="justify" style:justify-single-word="false"/>
      <style:text-properties officeooo:paragraph-rsid="001b1bc4"/>
    </style:style>
    <style:style style:name="P5" style:family="paragraph" style:parent-style-name="Standard" style:list-style-name="L13">
      <style:paragraph-properties fo:text-align="justify" style:justify-single-word="false"/>
      <style:text-properties officeooo:paragraph-rsid="001b1bc4"/>
    </style:style>
    <style:style style:name="P6" style:family="paragraph" style:parent-style-name="Standard" style:list-style-name="L14">
      <style:paragraph-properties fo:text-align="justify" style:justify-single-word="false"/>
      <style:text-properties officeooo:paragraph-rsid="001b1bc4"/>
    </style:style>
    <style:style style:name="P7" style:family="paragraph" style:parent-style-name="Standard" style:list-style-name="L15">
      <style:paragraph-properties fo:text-align="justify" style:justify-single-word="false"/>
      <style:text-properties officeooo:paragraph-rsid="001b1bc4"/>
    </style:style>
    <style:style style:name="P8" style:family="paragraph" style:parent-style-name="Standard" style:list-style-name="L16">
      <style:paragraph-properties fo:text-align="justify" style:justify-single-word="false"/>
      <style:text-properties officeooo:paragraph-rsid="001b1bc4"/>
    </style:style>
    <style:style style:name="P9" style:family="paragraph" style:parent-style-name="Standard" style:list-style-name="L17">
      <style:paragraph-properties fo:text-align="justify" style:justify-single-word="false"/>
      <style:text-properties officeooo:paragraph-rsid="001b1bc4"/>
    </style:style>
    <style:style style:name="P10" style:family="paragraph" style:parent-style-name="Standard" style:list-style-name="L4">
      <loext:graphic-properties draw:fill="none"/>
      <style:paragraph-properties fo:text-align="justify" style:justify-single-word="false" fo:background-color="transparent">
        <style:tab-stops/>
      </style:paragraph-properties>
      <style:text-properties officeooo:paragraph-rsid="001ffcbf"/>
    </style:style>
    <style:style style:name="P11" style:family="paragraph" style:parent-style-name="Standard" style:list-style-name="L18">
      <loext:graphic-properties draw:fill="none"/>
      <style:paragraph-properties fo:text-align="justify" style:justify-single-word="false" fo:background-color="transparent">
        <style:tab-stops/>
      </style:paragraph-properties>
      <style:text-properties officeooo:paragraph-rsid="001ffcbf"/>
    </style:style>
    <style:style style:name="P12" style:family="paragraph" style:parent-style-name="Standard" style:list-style-name="L19">
      <loext:graphic-properties draw:fill="none"/>
      <style:paragraph-properties fo:text-align="justify" style:justify-single-word="false" fo:background-color="transparent">
        <style:tab-stops/>
      </style:paragraph-properties>
      <style:text-properties officeooo:paragraph-rsid="001ffcbf"/>
    </style:style>
    <style:style style:name="P13" style:family="paragraph" style:parent-style-name="Standard" style:list-style-name="L20">
      <loext:graphic-properties draw:fill="none"/>
      <style:paragraph-properties fo:text-align="justify" style:justify-single-word="false" fo:background-color="transparent">
        <style:tab-stops/>
      </style:paragraph-properties>
      <style:text-properties officeooo:paragraph-rsid="001ffcbf"/>
    </style:style>
    <style:style style:name="P14" style:family="paragraph" style:parent-style-name="Standard">
      <style:paragraph-properties fo:margin-left="2.498cm" fo:margin-right="0cm" fo:text-align="justify" style:justify-single-word="false" fo:text-indent="0cm" style:auto-text-indent="false"/>
      <style:text-properties fo:font-size="10pt" fo:language="es" fo:country="ES" officeooo:paragraph-rsid="001b1bc4" style:font-size-asian="10pt" style:font-size-complex="10pt"/>
    </style:style>
    <style:style style:name="P15" style:family="paragraph" style:parent-style-name="Standard">
      <style:paragraph-properties fo:margin-left="2.498cm" fo:margin-right="0cm" fo:text-align="justify" style:justify-single-word="false" fo:text-indent="0cm" style:auto-text-indent="false"/>
      <style:text-properties officeooo:paragraph-rsid="001ffcbf"/>
    </style:style>
    <style:style style:name="P16" style:family="paragraph" style:parent-style-name="Standard">
      <style:paragraph-properties fo:margin-left="1.247cm" fo:margin-right="0cm" fo:text-align="justify" style:justify-single-word="false" fo:text-indent="1.251cm" style:auto-text-indent="false"/>
      <style:text-properties fo:font-size="10pt" fo:language="es" fo:country="ES" officeooo:paragraph-rsid="001b1bc4" style:font-size-asian="10pt" style:font-size-complex="10pt"/>
    </style:style>
    <style:style style:name="P17"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tab-stops/>
      </style:paragraph-properties>
      <style:text-properties officeooo:paragraph-rsid="001ffcbf"/>
    </style:style>
    <style:style style:name="P18"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tab-stops/>
      </style:paragraph-properties>
      <style:text-properties officeooo:paragraph-rsid="001ffcbf"/>
    </style:style>
    <style:style style:name="P19" style:family="paragraph" style:parent-style-name="Standard">
      <loext:graphic-properties draw:fill="none"/>
      <style:paragraph-properties fo:margin-left="2.499cm" fo:margin-right="0cm" fo:text-align="justify" style:justify-single-word="false" fo:text-indent="-0.6cm" style:auto-text-indent="false" fo:background-color="transparent">
        <style:tab-stops/>
      </style:paragraph-properties>
      <style:text-properties officeooo:paragraph-rsid="001ffcbf"/>
    </style:style>
    <style:style style:name="P20" style:family="paragraph" style:parent-style-name="Standard" style:list-style-name="L9" style:master-page-name="">
      <loext:graphic-properties draw:fill="none"/>
      <style:paragraph-properties fo:margin-left="2.499cm" fo:margin-right="0cm" fo:text-align="justify" style:justify-single-word="false" fo:text-indent="-0.6cm" style:auto-text-indent="false" style:page-number="auto" fo:background-color="transparent">
        <style:tab-stops/>
      </style:paragraph-properties>
      <style:text-properties officeooo:paragraph-rsid="001ffcbf"/>
    </style:style>
    <style:style style:name="P21" style:family="paragraph" style:parent-style-name="Standard">
      <style:paragraph-properties fo:margin-left="0cm" fo:margin-right="0cm" fo:text-align="justify" style:justify-single-word="false" fo:text-indent="0cm" style:auto-text-indent="false"/>
      <style:text-properties officeooo:paragraph-rsid="001ffcbf"/>
    </style:style>
    <style:style style:name="P22" style:family="paragraph" style:parent-style-name="Standard" style:list-style-name="L11" style:master-page-name="">
      <loext:graphic-properties draw:fill="none"/>
      <style:paragraph-properties fo:margin-left="2.6cm" fo:margin-right="0cm" fo:text-align="justify" style:justify-single-word="false" fo:text-indent="-0.6cm" style:auto-text-indent="false" style:page-number="auto" fo:background-color="transparent">
        <style:tab-stops>
          <style:tab-stop style:position="-0.113cm"/>
        </style:tab-stops>
      </style:paragraph-properties>
      <style:text-properties officeooo:paragraph-rsid="001b1bc4"/>
    </style:style>
    <style:style style:name="T1" style:family="text">
      <style:text-properties officeooo:rsid="001cd992"/>
    </style:style>
    <style:style style:name="T2" style:family="text">
      <style:text-properties officeooo:rsid="001e3a8f"/>
    </style:style>
    <style:style style:name="T3" style:family="text">
      <style:text-properties fo:font-size="10pt" fo:language="es" fo:country="ES" style:font-size-asian="10pt" style:font-size-complex="10pt"/>
    </style:style>
    <style:style style:name="T4" style:family="text">
      <style:text-properties fo:font-size="10pt" fo:language="es" fo:country="ES" officeooo:rsid="001ffcbf"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text:list-tab-stop-position="1.863cm" fo:text-indent="-0.635cm" fo:margin-left="1.863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2.498cm" fo:text-indent="-0.635cm" fo:margin-left="2.49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9cm" fo:text-indent="-0.635cm" fo:margin-left="4.3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4cm" fo:text-indent="-0.635cm" fo:margin-left="5.0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cm" fo:text-indent="-0.635cm" fo:margin-left="5.6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9cm" fo:text-indent="-0.635cm" fo:margin-left="6.9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4cm" fo:text-indent="-0.635cm" fo:margin-left="7.5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9cm" fo:text-indent="-0.635cm" fo:margin-left="8.2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4cm" fo:text-indent="-0.635cm" fo:margin-left="8.8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9cm" fo:text-indent="-0.635cm" fo:margin-left="9.47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9cm" fo:text-indent="-0.635cm" fo:margin-left="4.3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4cm" fo:text-indent="-0.635cm" fo:margin-left="5.0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cm" fo:text-indent="-0.635cm" fo:margin-left="5.6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9cm" fo:text-indent="-0.635cm" fo:margin-left="6.9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4cm" fo:text-indent="-0.635cm" fo:margin-left="7.5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9cm" fo:text-indent="-0.635cm" fo:margin-left="8.2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4cm" fo:text-indent="-0.635cm" fo:margin-left="8.8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9cm" fo:text-indent="-0.635cm" fo:margin-left="9.479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2.969cm" fo:text-indent="-0.635cm" fo:margin-left="2.9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04cm" fo:text-indent="-0.635cm" fo:margin-left="3.6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39cm" fo:text-indent="-0.635cm" fo:margin-left="4.2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74cm" fo:text-indent="-0.635cm" fo:margin-left="4.8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09cm" fo:text-indent="-0.635cm" fo:margin-left="5.5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44cm" fo:text-indent="-0.635cm" fo:margin-left="6.1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79cm" fo:text-indent="-0.635cm" fo:margin-left="6.7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14cm" fo:text-indent="-0.635cm" fo:margin-left="7.4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49cm" fo:text-indent="-0.635cm" fo:margin-left="8.0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84cm" fo:text-indent="-0.635cm" fo:margin-left="8.684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23542502" text:style-name="L7">
        <text:list-item>
          <text:p text:style-name="P1">Desarrolla el DFD y el correspondiente diagrama de estructura del siguiente supuesto:</text:p>
        </text:list-item>
      </text:list>
      <text:p text:style-name="P2"/>
      <text:p text:style-name="P14">Se debe obtener el análisis mediante un conjunto de diagramas de flujo de datos para la gestión de clientes de un banco.</text:p>
      <text:p text:style-name="P16">El funcionamiento del sistema será el siguiente:</text:p>
      <text:p text:style-name="P14"/>
      <text:p text:style-name="P14">Las cuentas bancarias de los clientes deben ser abiertas siempre por el director del banco, que introducirá los datos d<text:span text:style-name="T1">e</text:span>l cliente y los de la nueva cuenta.</text:p>
      <text:p text:style-name="P14">Sobre la cuenta abierta el cliente puede realizar en la caja del banco dos operaciones: ingresar o sacar dinero. En el primer caso el cliente suministra al cajero todos los datos y éste solamente se limita a teclearlos (sin aportar ningún dato nuevo). Cuando el cliente desea retirar dinero, el cajero debe intervenir no sólo tecleando los datos del cliente sino introduciendo datos de validación de la operación. Tanto en un caso como en el otro se entrega al cliente un justificante de la operación realizada.</text:p>
      <text:p text:style-name="P14"/>
      <text:p text:style-name="P14">En la cuenta del cliente también puede haber ingresos por nómina (que se gestionan de forma diferente a los realizados en el mostrador del banco), en cuyo caso todos los datos de la operación son suministrados por el encargado de pagos de la empresa en la que trabaja el cliente del banco. </text:p>
      <text:p text:style-name="P14"/>
      <text:p text:style-name="P14">El encargado de pagos recibirá el correspondiente justificante por haber realizado ese ingreso y al cliente se le extenderá una notificación de la recepción de ese ingreso y un balance de su cuenta.</text:p>
      <text:p text:style-name="P15"><text:span text:style-name="T3">La cuenta puede ser cerrada por decisión del director o del cliente, en ambos casos debe constar la validación del director además de las razones expuestas por el cliente o el director para cerrar la cuenta. El cliente recibirá una notificación del cierre de su cuenta y sus datos (personales y financieros) serán borrados de la base de datos.</text:span></text:p>
      <text:p text:style-name="P15"><text:span text:style-name="T3"/></text:p>
      <text:p text:style-name="P21"><text:span text:style-name="T3"/></text:p>
      <text:list xml:id="list3456138597" text:style-name="L9">
        <text:list-item>
          <text:p text:style-name="P20"><text:span text:style-name="T3">Desarrolla el DFD y el correspondiente diagrama de estructura del siguiente supuesto:</text:span></text:p>
        </text:list-item>
      </text:list>
      <text:p text:style-name="P14"/>
      <text:p text:style-name="P14">Un estudiante envía un formulario de solicitud relleno donde figuran sus datos</text:p>
      <text:p text:style-name="P14">personales y las asignaturas en las que desea matricularse.</text:p>
      <text:p text:style-name="P14">Desde la administración se le indican las asignaturas que hay y el número máximo de</text:p>
      <text:p text:style-name="P14">alumnos que pueden matricularse en cada una de ellas y el/los profesores que las</text:p>
      <text:p text:style-name="P14">imparten.</text:p>
      <text:p text:style-name="P14">La Universidad debe cotejar esa petición con la lista de asignaturas y alumnos</text:p>
      <text:p text:style-name="P14">matriculados para saber si la asignatura está disponible aún.</text:p>
      <text:p text:style-name="P14">En caso afirmativo, el alumno es matriculado en el curso, hecho que le es comunicado</text:p>
      <text:p text:style-name="P14">mediante una carta de confirmación.</text:p>
      <text:p text:style-name="P14">En caso contrario también es informado mediante la correspondiente carta de</text:p>
      <text:p text:style-name="P14">denegación.</text:p>
      <text:p text:style-name="P14">Una vez realizadas toda la matriculas se realiza un informe que informa de los alumnos</text:p>
      <text:p text:style-name="P14">que hay en cada asignatura. Este informe es para los profesores.</text:p>
      <text:p text:style-name="P14"/>
      <text:list xml:id="list2392331683" text:style-name="L11">
        <text:list-header>
          <text:p text:style-name="P3"><text:span text:style-name="T3"/></text:p>
        </text:list-header>
        <text:list-item>
          <text:p text:style-name="P22"><text:span text:style-name="T3">Un kiosco desea automatizar la gestión de las revistas y clientes. El sistema deberá:<text:line-break/></text:span></text:p>
        </text:list-item>
      </text:list>
      <text:p text:style-name="P14">tratar a los clientes (altas, bajas, modificaciones) y revistas (compras, ventas y clientes</text:p>
      <text:p text:style-name="P14">adscritos). El funcionamiento será el siguiente:</text:p>
      <text:p text:style-name="P14"/>
      <text:list xml:id="list3381253464" text:style-name="L12">
        <text:list-item>
          <text:p text:style-name="P4"><text:span text:style-name="T3">El cliente desea suscribirse a una revista se ejecutará el proceso “alta” que</text:span></text:p>
        </text:list-item>
      </text:list>
      <text:p text:style-name="P14"><text:tab/> <text:s text:c="6"/>introducirá los datos del cliente (DNI, Nombre, Apellidos, etc.) y la revista a la</text:p>
      <text:p text:style-name="P14"><text:s text:c="15"/>cual quiere suscribirse. El proceso deberá comprobar que la revista existe.</text:p>
      <text:p text:style-name="P14"/>
      <text:list xml:id="list1763683196" text:style-name="L13">
        <text:list-item>
          <text:p text:style-name="P5"><text:span text:style-name="T3">El cliente desea darse de baja. Este proceso borra al cliente de la base de datos.</text:span></text:p>
        </text:list-item>
      </text:list>
      <text:p text:style-name="P14"/>
      <text:list xml:id="list165553068378566" text:continue-numbering="true" text:style-name="L13">
        <text:list-item>
          <text:p text:style-name="P5"><text:span text:style-name="T3">Modificar cliente, tan solo modifica los datos del cliente (incluido la</text:span></text:p>
        </text:list-item>
      </text:list>
      <text:p text:style-name="P14"><text:s text:c="15"/>revista a la cual está suscrito).</text:p>
      <text:p text:style-name="P14"/>
      <text:list xml:id="list2751972277" text:style-name="L14">
        <text:list-item>
          <text:p text:style-name="P6"><text:span text:style-name="T3">Cuando el distribuidor muestra un catálogo (no es necesario introducir</text:span></text:p>
        </text:list-item>
      </text:list>
      <text:p text:style-name="P14"><text:tab/> <text:s text:c="5"/>esta información en el sistema) al quiosquero éste debe elegir que revistas</text:p>
      <text:p text:style-name="P14"><text:tab/> <text:s text:c="5"/>comprará y las introduce en el sistema (cod_revista, nombre, editorial, etc.)</text:p>
      <text:p text:style-name="P14"/>
      <text:list xml:id="list3246031826" text:style-name="L15">
        <text:list-item>
          <text:p text:style-name="P7"><text:soft-page-break/><text:span text:style-name="T3">Si un cliente (no suscrito) quiere comprar una revista, el sistema deberá dar de</text:span></text:p>
        </text:list-item>
      </text:list>
      <text:p text:style-name="P14"><text:s text:c="15"/>baja en el stock de revistas y generar una factura.</text:p>
      <text:p text:style-name="P14"/>
      <text:list xml:id="list4055645620" text:style-name="L16">
        <text:list-item>
          <text:p text:style-name="P8"><text:span text:style-name="T3">Mensualmente un reloj interno del sistema activará el proceso factura</text:span></text:p>
        </text:list-item>
      </text:list>
      <text:p text:style-name="P14"><text:tab/> <text:s text:c="5"/>para generar las facturas a los clientes suscritos.</text:p>
      <text:p text:style-name="P14"/>
      <text:list xml:id="list572252947" text:style-name="L17">
        <text:list-item>
          <text:p text:style-name="P9"><text:span text:style-name="T3">Si la revista que compra un cliente no suscrito es del género “Terror”,</text:span></text:p>
        </text:list-item>
      </text:list>
      <text:p text:style-name="P14"><text:tab/> <text:s text:c="5"/>se activará un proceso que generará un informe con un resumen con <text:span text:style-name="T2">información de todas las <text:tab/> <text:s text:c="6"/>revistas de Terror</text:span></text:p>
      <text:p text:style-name="P14"><text:tab/> <text:s text:c="6"/>“Terror”.</text:p>
      <text:p text:style-name="P14"/>
      <text:p text:style-name="P14"/>
      <text:list xml:id="list2686719574" text:style-name="L4">
        <text:list-item>
          <text:p text:style-name="P17"><text:span text:style-name="T3">Realizar el Diagrama de Contexto para un sistema de matriculación bajo las</text:span></text:p>
          <text:p text:style-name="P18"><text:span text:style-name="T3">siguientes premisas:</text:span></text:p>
          <text:p text:style-name="P18"><text:span text:style-name="T3"/></text:p>
          <text:list>
            <text:list-header>
              <text:p text:style-name="P18"><text:span text:style-name="T3">Un estudiante envía un formulario de solicitud relleno donde figuran sus datos personales y el curso en el que desea matricularse. La Universidad debe cotejaresa petición con la lista de cursos para saber si el curso está disponible aún. E</text:span><text:span text:style-name="T4">n </text:span><text:span text:style-name="T3">caso afirmativo, el alumno es matriculado en el curso, hecho que le es comunicado mediante una carta de confirmación. En caso contrario también es informado mediante la correspondiente carta de denegación.</text:span></text:p>
              <text:p text:style-name="P18"><text:span text:style-name="T3"/></text:p>
            </text:list-header>
          </text:list>
        </text:list-item>
      </text:list>
      <text:p text:style-name="P19"><text:span text:style-name="T3"/></text:p>
      <text:list xml:id="list165554385069752" text:continue-numbering="true" text:style-name="L4">
        <text:list-item>
          <text:list>
            <text:list-item>
              <text:p text:style-name="P10"><text:span text:style-name="T3">Realizar el Diagrama de Contexto y los Diagramas de Flujo de Datos para la</text:span></text:p>
              <text:p text:style-name="P10"><text:span text:style-name="T3">realización de la Blanqueta de Ternera siguiendo la siguiente receta:</text:span></text:p>
              <text:p text:style-name="P10"><text:span text:style-name="T3"/></text:p>
            </text:list-item>
          </text:list>
        </text:list-item>
      </text:list>
      <text:list xml:id="list21318833" text:style-name="L18">
        <text:list-item>
          <text:list>
            <text:list-item>
              <text:list>
                <text:list-item>
                  <text:p text:style-name="P11"><text:span text:style-name="T3">Retirar los pies terrosos de los champiñones, lavarlos cuidadosamente,</text:span></text:p>
                </text:list-item>
              </text:list>
            </text:list-item>
          </text:list>
        </text:list-item>
      </text:list>
      <text:list xml:id="list165554610269725" text:continue-list="list165554385069752" text:style-name="L4">
        <text:list-item>
          <text:list>
            <text:list-item>
              <text:list>
                <text:list-header>
                  <text:p text:style-name="P10"><text:span text:style-name="T3">cortarlos en lonchas. Se cuecen 1 minuto con una cucharada de zumo de</text:span></text:p>
                  <text:p text:style-name="P10"><text:span text:style-name="T3">limón, 2 de agua, 1 nuez de mantequilla, sal y pimienta. Se cuelan los</text:span></text:p>
                  <text:p text:style-name="P10"><text:span text:style-name="T3">champiñones y se reserva el líquido.</text:span></text:p>
                  <text:p text:style-name="P10"><text:span text:style-name="T3"/></text:p>
                </text:list-header>
              </text:list>
            </text:list-item>
          </text:list>
        </text:list-item>
      </text:list>
      <text:list xml:id="list3519023972" text:style-name="L19">
        <text:list-item>
          <text:list>
            <text:list-item>
              <text:list>
                <text:list-item>
                  <text:p text:style-name="P12"><text:span text:style-name="T3">Poner la carne cortada en dados en una cazuela, cubrirla con agua fría y</text:span></text:p>
                </text:list-item>
              </text:list>
            </text:list-item>
          </text:list>
        </text:list-item>
      </text:list>
      <text:list xml:id="list165553926978470" text:continue-list="list165554610269725" text:style-name="L4">
        <text:list-item>
          <text:list>
            <text:list-item>
              <text:list>
                <text:list-header>
                  <text:p text:style-name="P10"><text:span text:style-name="T3">añadir el líquido de cocer champiñones. Cuando hierva espumar la</text:span></text:p>
                  <text:p text:style-name="P10"><text:span text:style-name="T3">superficie y añadir las cebollas peladas y troceadas, las zanahorias en</text:span></text:p>
                  <text:p text:style-name="P10"><text:span text:style-name="T3">rodajas, el apio en tallos, y el ramito de hierbas. Cocer hasta que la carne</text:span></text:p>
                  <text:p text:style-name="P10"><text:span text:style-name="T3">esté tierna (algo más de una hora) y sazonar con sal y pimienta.</text:span></text:p>
                  <text:p text:style-name="P10"><text:span text:style-name="T3"/></text:p>
                </text:list-header>
              </text:list>
            </text:list-item>
          </text:list>
        </text:list-item>
      </text:list>
      <text:list xml:id="list313992152" text:style-name="L20">
        <text:list-item>
          <text:list>
            <text:list-item>
              <text:list>
                <text:list-item>
                  <text:p text:style-name="P13"><text:span text:style-name="T3">Cuando falte 1/2 hora, pelar las cebolletas, hacer unas incisiones en ellas y</text:span></text:p>
                </text:list-item>
              </text:list>
            </text:list-item>
          </text:list>
        </text:list-item>
      </text:list>
      <text:list xml:id="list165552857845665" text:continue-list="list165553926978470" text:style-name="L4">
        <text:list-item>
          <text:list>
            <text:list-item>
              <text:list>
                <text:list-header>
                  <text:p text:style-name="P10"><text:span text:style-name="T3">cocerlas 20 minutos en poca agua y una cucharada de mantequilla. Retirar</text:span></text:p>
                  <text:p text:style-name="P10"><text:span text:style-name="T3">la carne de la cazuela y ponerla en un recipiente aparte con los</text:span></text:p>
                  <text:p text:style-name="P10"><text:span text:style-name="T3">champiñones y las cebolletas.</text:span></text:p>
                </text:list-header>
              </text:list>
              <text:p text:style-name="P10"><text:span text:style-name="T3"/></text:p>
              <text:p text:style-name="P10"><text:span text:style-name="T3">Dorar la harina a fuego suave en el resto de la mantequilla e incorporar a la salsa</text:span></text:p>
              <text:p text:style-name="P10"><text:span text:style-name="T3">de la carne. En un cuenco aparte mezclar las yemas con la nata, el zumo de limón</text:span></text:p>
              <text:p text:style-name="P10"><text:span text:style-name="T3">y la punta de un cuchillo de nuez moscada rallada. Devolver la carne con las</text:span></text:p>
              <text:p text:style-name="P10"><text:span text:style-name="T3">cebolletas y champiñones a la cazuela y se vierte la salsa por encima. Por último</text:span></text:p>
              <text:p text:style-name="P10"><text:span text:style-name="T3">salpicar la superficie con perejil picad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2z0" style:family="text">
      <style:text-properties fo:language="es" fo:country="ES" fo:font-weight="bold" style:font-weight-asian="bold"/>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7:46:09.306429606</meta:creation-date>
    <meta:generator>LibreOffice/6.0.7.3$Linux_X86_64 LibreOffice_project/00m0$Build-3</meta:generator>
    <dc:date>2019-10-22T16:55:52.437485587</dc:date>
    <meta:editing-duration>PT2H17M39S</meta:editing-duration>
    <meta:editing-cycles>7</meta:editing-cycles>
    <meta:document-statistic meta:table-count="0" meta:image-count="0" meta:object-count="0" meta:page-count="2" meta:paragraph-count="64" meta:word-count="994" meta:character-count="5940" meta:non-whitespace-character-count="4926"/>
  </office:meta>
</office:document-meta>
</file>